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1" style:font-name-asian="Calibri1" style:font-name-complex="Calibri1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5.4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6.1pt" style:use-optimal-row-height="false" fo:break-before="auto"/>
    </style:style>
    <style:style style:name="ro6" style:family="table-row">
      <style:table-row-properties style:row-height="59.65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20.1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Quartz in a fracture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Allotriomorphic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5">
            <text:p>Low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5">
            <text:p>Colorles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1st ord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Undulose, right is not appreciable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7" table:style-name="ce6">
            <text:p>70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9">
          <table:table-cell office:value-type="string" table:style-name="ce7">
            <text:p>Other important minerals in the thin section (%)</text:p>
          </table:table-cell>
          <table:table-cell office:value-type="string" table:style-name="ce5">
            <text:p>Muscovite 30%</text:p>
          </table:table-cell>
          <table:table-cell table:style-name="ce8"/>
          <table:table-cell table:number-columns-repeated="16381"/>
        </table:table-row>
        <table:table-row table:number-rows-repeated="1048575" table:style-name="ro8">
          <table:table-cell table:number-columns-repeated="16384"/>
        </table:table-row>
      </table:table>
      <table:table table:name="Full3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9">
            <text:p>General characteristics of the mineral</text:p>
          </table:table-cell>
          <table:table-cell office:value-type="string" table:style-name="ce5">
            <text:p>Quartz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Chemical formula</text:p>
          </table:table-cell>
          <table:table-cell office:value-type="string" table:style-name="ce10">
            <text:p>SiO<text:span text:style-name="T1">2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rystal's shape</text:p>
          </table:table-cell>
          <table:table-cell office:value-type="string" table:style-name="ce5">
            <text:p>Idiomorphic usually with prismatic habit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ief</text:p>
          </table:table-cell>
          <table:table-cell office:value-type="string" table:style-name="ce5">
            <text:p>Low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5">
            <text:p>Colorles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leavage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lter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1st order whit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Righ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5">
            <text:p>Not appreciable on thin section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tion</text:p>
          </table:table-cell>
          <table:table-cell office:value-type="string" table:style-name="ce5">
            <text:p>It does not appear, although the growth stages of the crystal can be marked by solid or fluid inclusion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Positive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1:31:39Z</dc:date>
    <meta:editing-cycles>12</meta:editing-cycles>
    <meta:editing-duration>PT6392S</meta:editing-duration>
  </office:meta>
</office:document-meta>
</file>